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868cm" fo:margin-top="0cm" fo:margin-bottom="0.199cm" table:align="margins"/>
    </style:style>
    <style:style style:name="Table1.A" style:family="table-column">
      <style:table-column-properties style:column-width="2.868cm" style:rel-column-width="65535*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text-align="center" style:justify-single-word="false"/>
      <style:text-properties fo:font-size="5pt" officeooo:rsid="0011a730" officeooo:paragraph-rsid="003f0932" style:font-size-asian="5pt" style:font-size-complex="5pt"/>
    </style:style>
    <style:style style:name="P3" style:family="paragraph" style:parent-style-name="Standard">
      <style:text-properties officeooo:paragraph-rsid="00395027"/>
    </style:style>
    <style:style style:name="P4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30144a" officeooo:paragraph-rsid="003f0932" style:font-size-asian="6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7" style:family="paragraph" style:parent-style-name="Standard">
      <style:paragraph-properties fo:text-align="center" style:justify-single-word="false"/>
      <style:text-properties style:font-name="Lato" fo:font-size="5pt" officeooo:paragraph-rsid="003f0932" style:font-size-asian="5pt" style:font-size-complex="5pt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5980c5" style:font-size-asian="3pt" style:font-size-complex="3pt"/>
    </style:style>
    <style:style style:name="T4" style:family="text">
      <style:text-properties fo:font-size="3pt" officeooo:rsid="0030144a" style:font-size-asian="3pt" style:font-size-complex="3pt"/>
    </style:style>
    <style:style style:name="T5" style:family="text">
      <style:text-properties fo:font-size="3pt" officeooo:rsid="0011a730" style:font-size-asian="3pt" style:font-size-complex="3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EAN13',%20item.o.barcode,%20width='200',%20height='100',%20humanreadable=1)%22" text:style-name="Internet_20_link" text:visited-style-name="Visited_20_Internet_20_Link"><text:span text:style-name="T3">with="img=barcode('EAN13', item.o.barcode, width='200', height='100', humanreadable=1)"</text:span></text:a></text:p>
      <text:p text:style-name="P1"><text:a xlink:type="simple" xlink:href="py3o://for=%22number%20in%20range(item.qty)%22" text:style-name="Internet_20_link" text:visited-style-name="Visited_20_Internet_20_Link"><text:span text:style-name="T4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user-field-get text:name="py3o.company_id.display_name">company_id.display_name</text:user-field-get></text:p>
            <text:p text:style-name="P2"><draw:frame draw:style-name="fr1" draw:name="py3o.image(img, 'png', width='1.5cm', height='1cm', isb64=True)" text:anchor-type="as-char" svg:width="1.499cm" draw:z-index="0"><draw:text-box fo:min-height="1cm"><text:p text:style-name="Frame_20_contents"/></draw:text-box></draw:frame></text:p>
            <text:p text:style-name="P5"><text:user-field-get text:name="py3o.item.o.name">o.name</text:user-field-get></text:p>
            <text:p text:style-name="P6"><text:user-field-get text:name="py3o.item.o.default_code">o.default_code</text:user-field-get></text:p>
            <text:p text:style-name="P7"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5">/for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2.499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1767*" fo:start-indent="0cm" fo:end-indent="0.249cm"/>
          <style:column style:rel-width="1909*" fo:start-indent="0.249cm" fo:end-indent="0.249cm"/>
          <style:column style:rel-width="176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0:58:51.160089860</dc:date>
    <meta:editing-duration>P3DT9H40M44S</meta:editing-duration>
    <meta:editing-cycles>64</meta:editing-cycles>
    <meta:generator>LibreOffice/6.4.3.2$Linux_X86_64 LibreOffice_project/747b5d0ebf89f41c860ec2a39efd7cb15b54f2d8</meta:generator>
    <meta:document-statistic meta:table-count="1" meta:image-count="0" meta:object-count="0" meta:page-count="1" meta:paragraph-count="10" meta:word-count="18" meta:character-count="212" meta:non-whitespace-character-count="203"/>
  </office:meta>
</office:document-meta>
</file>